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184in"/>
    </style:style>
    <style:style style:name="Table1.B" style:family="table-column">
      <style:table-column-properties style:column-width="1.384in"/>
    </style:style>
    <style:style style:name="Table1.C" style:family="table-column">
      <style:table-column-properties style:column-width="4.125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Preformatted_20_Text">
      <style:paragraph-properties fo:margin-top="0in" fo:margin-bottom="0.1965in" style:contextual-spacing="false"/>
    </style:style>
    <style:style style:name="T1" style:family="text">
      <style:text-properties officeooo:rsid="0009ccc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to CTF: Explotación de IPv6 y WPAD mediante mitm6 y ntlmrelayx</text:h>
      <text:h text:style-name="Heading_20_2" text:outline-level="2">Descripción de la vulnerabilidad</text:h>
      <text:p text:style-name="Text_20_body">Este reto reproduce un entorno vulnerable basado en el comportamiento por defecto de sistemas Windows frente a IPv6 y WPAD. La vulnerabilidad se basa en el hecho de que todos los sistemas Windows desde Vista tienen IPv6 habilitado por defecto y priorizan su uso por encima de IPv4. Esto permite a un atacante en la misma red local establecerse como servidor DNS mediante respuestas DHCPv6 y, posteriormente, explotar la resolución de nombres para interceptar peticiones WPAD.</text:p>
      <text:p text:style-name="Text_20_body">La herramienta <text:span text:style-name="Source_20_Text">mitm6</text:span> permite realizar un ataque de tipo DNS spoofing en redes locales, respondiendo a peticiones DHCPv6 y estableciendo al atacante como el servidor DNS IPv6 preferido. Posteriormente, al recibir peticiones para <text:span text:style-name="Source_20_Text">wpad.*</text:span>, se entrega un archivo <text:span text:style-name="Source_20_Text">wpad.dat</text:span> configurado para definir al atacante como proxy HTTP.</text:p>
      <text:p text:style-name="Text_20_body">Con <text:span text:style-name="Source_20_Text">ntlmrelayx</text:span>, se interceptan las autenticaciones automáticas (NTLM) que los clientes Windows realizan al intentar usar dicho proxy, permitiendo al atacante realizar relay de estas credenciales hacia otros servicios internos accesibles. Este reto reproduce este flujo de ataque sin utilizar SMB como servicio objetivo, sino simulando la entrega de una flag protegida por autenticación HTTP NTLM.</text:p>
      <text:h text:style-name="Heading_20_2" text:outline-level="2">Arquitectura del entorn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ntenedor</text:p>
            </table:table-cell>
            <table:table-cell table:style-name="Table1.A1" office:value-type="string">
              <text:p text:style-name="Table_20_Heading">Rol</text:p>
            </table:table-cell>
            <table:table-cell table:style-name="Table1.A1" office:value-type="string">
              <text:p text:style-name="Table_20_Heading">Descripción</text:p>
            </table:table-cell>
          </table:table-row>
        </table:table-header-rows>
        <table:table-row>
          <table:table-cell table:style-name="Table1.A1" office:value-type="string">
            <text:p text:style-name="Table_20_Contents"><text:span text:style-name="Source_20_Text">victima_win</text:span></text:p>
          </table:table-cell>
          <table:table-cell table:style-name="Table1.A1" office:value-type="string">
            <text:p text:style-name="Table_20_Contents">Simulador de cliente Windows</text:p>
          </table:table-cell>
          <table:table-cell table:style-name="Table1.A1" office:value-type="string">
            <text:p text:style-name="Table_20_Contents">Realiza solicitudes DHCPv6, peticiones DNS y consultas WPAD, emulando el comportamiento real de Windows</text:p>
          </table:table-cell>
        </table:table-row>
        <table:table-row>
          <table:table-cell table:style-name="Table1.A1" office:value-type="string">
            <text:p text:style-name="Table_20_Contents"><text:span text:style-name="Source_20_Text">atacante</text:span></text:p>
          </table:table-cell>
          <table:table-cell table:style-name="Table1.A1" office:value-type="string">
            <text:p text:style-name="Table_20_Contents">Kali Linux</text:p>
          </table:table-cell>
          <table:table-cell table:style-name="Table1.A1" office:value-type="string">
            <text:p text:style-name="Table_20_Contents">Ejecuta <text:span text:style-name="Source_20_Text">mitm6</text:span> para suplantar DNS IPv6 y <text:span text:style-name="Source_20_Text">ntlmrelayx</text:span> para interceptar y reenviar autenticaciones NTLM</text:p>
          </table:table-cell>
        </table:table-row>
        <table:table-row>
          <table:table-cell table:style-name="Table1.A1" office:value-type="string">
            <text:p text:style-name="Table_20_Contents"><text:span text:style-name="Source_20_Text">http_flag</text:span></text:p>
          </table:table-cell>
          <table:table-cell table:style-name="Table1.A1" office:value-type="string">
            <text:p text:style-name="Table_20_Contents">Servidor web objetivo</text:p>
          </table:table-cell>
          <table:table-cell table:style-name="Table1.A1" office:value-type="string">
            <text:p text:style-name="Table_20_Contents">Servicio HTTP protegido por NTLM, entrega una flag al autenticarse correctamente mediante relay</text:p>
          </table:table-cell>
        </table:table-row>
      </table:table>
      <text:h text:style-name="Heading_20_2" text:outline-level="2">Tecnologías utilizadas</text:h>
      <text:list text:style-name="L1">
        <text:list-item>
          <text:p text:style-name="P1"><text:span text:style-name="Source_20_Text">mitm6</text:span>: herramienta Python para ejecutar ataques DHCPv6 y DNS spoofing vía IPv6</text:p>
        </text:list-item>
        <text:list-item>
          <text:p text:style-name="P1"><text:span text:style-name="Source_20_Text">ntlmrelayx</text:span>: herramienta de la suite Impacket para interceptar autenticaciones NTLM y reenviarlas</text:p>
        </text:list-item>
        <text:list-item>
          <text:p text:style-name="P1"><text:span text:style-name="Source_20_Text">Apache HTTPd</text:span> (en <text:span text:style-name="Source_20_Text">http_flag</text:span>): configurado para aceptar autenticación NTLM (simulada si es necesario)</text:p>
        </text:list-item>
        <text:list-item>
          <text:p text:style-name="P1"><text:span text:style-name="Source_20_Text">Docker Compose</text:span>: orquestación de los contenedores y simulación de red interna controlada</text:p>
        </text:list-item>
      </text:list>
      <text:h text:style-name="Heading_20_2" text:outline-level="2"><text:soft-page-break/>Flujo de ataque (fases)</text:h>
      <text:list text:style-name="L2">
        <text:list-item>
          <text:p text:style-name="P2"><text:span text:style-name="Strong_20_Emphasis">Inicialización</text:span>: se levantan los contenedores y se ejecutan los scripts <text:span text:style-name="Source_20_Text">prepare.bash</text:span> y <text:span text:style-name="Source_20_Text">start.bash</text:span>.</text:p>
        </text:list-item>
        <text:list-item>
          <text:p text:style-name="P2"><text:span text:style-name="Strong_20_Emphasis">Toma de DNS IPv6</text:span>: el contenedor atacante responde a solicitudes DHCPv6 y asigna su IP como DNS predeterminado.</text:p>
        </text:list-item>
        <text:list-item>
          <text:p text:style-name="P2"><text:span text:style-name="Strong_20_Emphasis">Spoofing DNS</text:span>: mitm6 responde con la IP del atacante cuando la víctima resuelve <text:span text:style-name="Source_20_Text">wpad.&lt;dominio&gt;</text:span>.</text:p>
        </text:list-item>
        <text:list-item>
          <text:p text:style-name="P2"><text:span text:style-name="Strong_20_Emphasis">Distribución de WPAD</text:span>: el atacante entrega un archivo <text:span text:style-name="Source_20_Text">wpad.dat</text:span> que define su IP como proxy HTTP.</text:p>
        </text:list-item>
        <text:list-item>
          <text:p text:style-name="P2"><text:span text:style-name="Strong_20_Emphasis">Interceptación NTLM</text:span>: la víctima se autentica automáticamente; <text:span text:style-name="Source_20_Text">ntlmrelayx</text:span> intercepta la autenticación NTLM.</text:p>
        </text:list-item>
        <text:list-item>
          <text:p text:style-name="P2"><text:span text:style-name="Strong_20_Emphasis">Relay de credenciales</text:span>: <text:span text:style-name="Source_20_Text">ntlmrelayx</text:span> reenvía las credenciales hacia el servidor <text:span text:style-name="Source_20_Text">http_flag</text:span> protegido por NTLM.</text:p>
        </text:list-item>
        <text:list-item>
          <text:p text:style-name="P2"><text:span text:style-name="Strong_20_Emphasis">Acceso a flag</text:span>: si el relay es exitoso, el servidor responde con la flag del reto.</text:p>
        </text:list-item>
      </text:list>
      <text:h text:style-name="Heading_20_2" text:outline-level="2">Objetivos del participante</text:h>
      <text:list text:style-name="L3">
        <text:list-item>
          <text:p text:style-name="P3">Comprender el funcionamiento de los ataques que abusan de configuraciones por defecto en entornos Windows</text:p>
        </text:list-item>
        <text:list-item>
          <text:p text:style-name="P3">Utilizar herramientas ofensivas (mitm6, ntlmrelayx) en un entorno seguro y controlado</text:p>
        </text:list-item>
        <text:list-item>
          <text:p text:style-name="P3">Capturar la flag explotando la autenticación automática de WPAD sin SMB</text:p>
        </text:list-item>
      </text:list>
      <text:h text:style-name="Heading_20_2" text:outline-level="2">Resultados esperados</text:h>
      <text:list text:style-name="L4">
        <text:list-item>
          <text:p text:style-name="P4">Captura de una flag simulando exfiltración de credenciales NTLM</text:p>
        </text:list-item>
        <text:list-item>
          <text:p text:style-name="P4">Reproducción completa del ataque en un entorno Dockerizado</text:p>
        </text:list-item>
        <text:list-item>
          <text:p text:style-name="P4">Comprensión de los vectores implicados: DHCPv6, DNS spoofing, WPAD, NTLM relay</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structura de archivos y carpetas</text:h>
      <text:p text:style-name="Text_20_body">El entorno del reto está organizado con la siguiente estructura de directorios:</text:p>
      <text:p text:style-name="Preformatted_20_Text"><text:span text:style-name="Source_20_Text">mitm6_wpad/</text:span></text:p>
      <text:p text:style-name="Preformatted_20_Text"><text:span text:style-name="Source_20_Text">├── prepare.bash <text:s text:c="10"/>#preparación del entorno (flag,red, configuración)</text:span></text:p>
      <text:p text:style-name="Preformatted_20_Text"><text:span text:style-name="Source_20_Text">├── start.bash <text:s text:c="12"/>#levantar los contenedores con Docker Compose</text:span></text:p>
      <text:p text:style-name="Preformatted_20_Text"><text:span text:style-name="Source_20_Text">├── stop.bash <text:s text:c="13"/># Script para detener y limpiar el entorno</text:span></text:p>
      <text:p text:style-name="Preformatted_20_Text"><text:span text:style-name="Source_20_Text">├── docker-compose.yml <text:s text:c="4"/># Orquestación de contenedores</text:span></text:p>
      <text:p text:style-name="Preformatted_20_Text"><text:span text:style-name="Source_20_Text">├── atacante/</text:span></text:p>
      <text:p text:style-name="Preformatted_20_Text"><text:span text:style-name="Source_20_Text">│ <text:s text:c="2"/>├── Dockerfile <text:s text:c="8"/># Imagen KaliLinux con mitm6 e impacket preinstalados</text:span></text:p>
      <text:p text:style-name="Preformatted_20_Text"><text:span text:style-name="Source_20_Text">│ <text:s text:c="2"/>├── entrypoint.sh <text:s text:c="5"/># Script que lanza mitm6 y ntlmrelayx</text:span></text:p>
      <text:p text:style-name="Preformatted_20_Text"><text:span text:style-name="Source_20_Text">│ <text:s text:c="2"/>└── wpad.dat <text:s text:c="10"/># Archivo </text:span><text:span text:style-name="Source_20_Text"><text:span text:style-name="T1">para </text:span></text:span><text:span text:style-name="Source_20_Text">la víctima con configuración de proxy</text:span></text:p>
      <text:p text:style-name="Preformatted_20_Text"><text:span text:style-name="Source_20_Text">├── victima_win/</text:span></text:p>
      <text:p text:style-name="Preformatted_20_Text"><text:span text:style-name="Source_20_Text">│ <text:s text:c="2"/>├── Dockerfile <text:s text:c="8"/># Simula un cliente Windows </text:span><text:span text:style-name="Source_20_Text"><text:span text:style-name="T1">hace</text:span></text:span><text:span text:style-name="Source_20_Text"> peticiones WPAD</text:span></text:p>
      <text:p text:style-name="Preformatted_20_Text"><text:span text:style-name="Source_20_Text">│ <text:s text:c="2"/>└── simulate_wpad.sh <text:s text:c="2"/># Script lanza peticiones DNS y pruebas de conexión</text:span></text:p>
      <text:p text:style-name="Preformatted_20_Text"><text:span text:style-name="Source_20_Text">├── http_flag/</text:span></text:p>
      <text:p text:style-name="Preformatted_20_Text"><text:span text:style-name="Source_20_Text">│ <text:s text:c="2"/>├── Dockerfile <text:s text:c="8"/># Apache configurado para autenticación NTLM</text:span></text:p>
      <text:p text:style-name="Preformatted_20_Text"><text:span text:style-name="Source_20_Text">│ <text:s text:c="2"/>└── flag.html <text:s text:c="9"/># Flag protegida, solo accesible tras autenticación </text:span></text:p>
      <text:p text:style-name="P5"><text:span text:style-name="Source_20_Text">└── _flag.txt <text:s text:c="13"/># Archivo de flag real generado automáticament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5.2$Linux_X86_64 LibreOffice_project/480$Build-2</meta:generator>
    <dc:date>2025-04-11T18:25:56.433447644</dc:date>
    <meta:editing-duration>PT1H25M1S</meta:editing-duration>
    <meta:editing-cycles>1</meta:editing-cycles>
    <meta:document-statistic meta:table-count="1" meta:image-count="0" meta:object-count="0" meta:page-count="3" meta:paragraph-count="57" meta:word-count="637" meta:character-count="4384" meta:non-whitespace-character-count="3704"/>
  </office:meta>
</office:document-meta>
</file>